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1735114519045">
            <text:p>39,17</text:p>
          </table:table-cell>
          <table:table-cell office:value-type="float" office:value="18">
            <text:p>18,00</text:p>
          </table:table-cell>
          <table:table-cell office:value-type="float" office:value="23.75">
            <text:p>23,75</text:p>
          </table:table-cell>
          <table:table-cell office:value-type="float" office:value="35.4178304608788">
            <text:p>35,42</text:p>
          </table:table-cell>
          <table:table-cell office:value-type="float" office:value="49.6387876563523">
            <text:p>49,64</text:p>
          </table:table-cell>
          <table:table-cell office:value-type="float" office:value="300">
            <text:p>300</text:p>
          </table:table-cell>
          <table:table-cell office:value-type="float" office:value="38.0707304821411">
            <text:p>38,07</text:p>
          </table:table-cell>
          <table:table-cell office:value-type="float" office:value="19">
            <text:p>19,00</text:p>
          </table:table-cell>
          <table:table-cell office:value-type="float" office:value="24.5">
            <text:p>24,50</text:p>
          </table:table-cell>
          <table:table-cell office:value-type="float" office:value="36.9102385523726">
            <text:p>36,91</text:p>
          </table:table-cell>
          <table:table-cell office:value-type="float" office:value="49.8921725585074">
            <text:p>49,89</text:p>
          </table:table-cell>
          <table:table-cell office:value-type="float" office:value="300">
            <text:p>300</text:p>
          </table:table-cell>
          <table:table-cell office:value-type="float" office:value="38.454348812989">
            <text:p>38,45</text:p>
          </table:table-cell>
          <table:table-cell office:value-type="float" office:value="19">
            <text:p>19,00</text:p>
          </table:table-cell>
          <table:table-cell office:value-type="float" office:value="23.5">
            <text:p>23,50</text:p>
          </table:table-cell>
          <table:table-cell office:value-type="float" office:value="39.5262733999664">
            <text:p>39,53</text:p>
          </table:table-cell>
          <table:table-cell office:value-type="float" office:value="48.009742311744">
            <text:p>48,01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5.698590747035">
            <text:p>115,70</text:p>
          </table:table-cell>
          <table:table-cell table:formula="of:=AVERAGE([.D16];[.J16];[.P16])" office:value-type="float" office:value="18.6666666666667">
            <text:p>18,67</text:p>
          </table:table-cell>
          <table:table-cell table:formula="of:=AVERAGE([.E16];[.K16];[.Q16])" office:value-type="float" office:value="23.9166666666667">
            <text:p>23,92</text:p>
          </table:table-cell>
          <table:table-cell table:formula="of:=AVERAGE([.F16];[.L16];[.R16])" office:value-type="float" office:value="37.2847808044059">
            <text:p>37,28</text:p>
          </table:table-cell>
          <table:table-cell table:formula="of:=AVERAGE([.G16];[.M16];[.S16])" office:value-type="float" office:value="49.1802341755346">
            <text:p>49,1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8.825273283649">
            <text:p>258,83</text:p>
          </table:table-cell>
          <table:table-cell table:formula="of:=AVERAGE([.D17];[.J17];[.P17])" office:value-type="float" office:value="33.3333333333333">
            <text:p>33,33</text:p>
          </table:table-cell>
          <table:table-cell table:formula="of:=AVERAGE([.E17];[.K17];[.Q17])" office:value-type="float" office:value="35.9583333333333">
            <text:p>35,96</text:p>
          </table:table-cell>
          <table:table-cell table:formula="of:=AVERAGE([.F17];[.L17];[.R17])" office:value-type="float" office:value="157.284898791435">
            <text:p>157,28</text:p>
          </table:table-cell>
          <table:table-cell table:formula="of:=AVERAGE([.G17];[.M17];[.S17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3.679285677484">
            <text:p>323,68</text:p>
          </table:table-cell>
          <table:table-cell table:formula="of:=AVERAGE([.D18];[.J18];[.P18])" office:value-type="float" office:value="70.6666666666667">
            <text:p>70,67</text:p>
          </table:table-cell>
          <table:table-cell table:formula="of:=AVERAGE([.E18];[.K18];[.Q18])" office:value-type="float" office:value="76.8333333333333">
            <text:p>76,83</text:p>
          </table:table-cell>
          <table:table-cell table:formula="of:=AVERAGE([.F18];[.L18];[.R18])" office:value-type="float" office:value="284.714962498156">
            <text:p>284,71</text:p>
          </table:table-cell>
          <table:table-cell table:formula="of:=AVERAGE([.G18];[.M18];[.S18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39.445212293011">
            <text:p>139,45</text:p>
          </table:table-cell>
          <table:table-cell office:value-type="float" office:value="93">
            <text:p>93,00</text:p>
          </table:table-cell>
          <table:table-cell office:value-type="float" office:value="87">
            <text:p>87,00</text:p>
          </table:table-cell>
          <table:table-cell office:value-type="float" office:value="317.436633537575">
            <text:p>317,44</text:p>
          </table:table-cell>
          <table:table-cell office:value-type="float" office:value="245.893077614888">
            <text:p>245,89</text:p>
          </table:table-cell>
          <table:table-cell office:value-type="float" office:value="1100">
            <text:p>1100</text:p>
          </table:table-cell>
          <table:table-cell office:value-type="float" office:value="131.852544903949">
            <text:p>131,85</text:p>
          </table:table-cell>
          <table:table-cell office:value-type="float" office:value="141">
            <text:p>141,00</text:p>
          </table:table-cell>
          <table:table-cell office:value-type="float" office:value="140.375">
            <text:p>140,38</text:p>
          </table:table-cell>
          <table:table-cell office:value-type="float" office:value="585.512681092302">
            <text:p>585,51</text:p>
          </table:table-cell>
          <table:table-cell office:value-type="float" office:value="572.947327225526">
            <text:p>572,95</text:p>
          </table:table-cell>
          <table:table-cell office:value-type="float" office:value="700">
            <text:p>700</text:p>
          </table:table-cell>
          <table:table-cell office:value-type="float" office:value="87.3878825603956">
            <text:p>87,39</text:p>
          </table:table-cell>
          <table:table-cell office:value-type="float" office:value="95">
            <text:p>95,00</text:p>
          </table:table-cell>
          <table:table-cell office:value-type="float" office:value="87.625">
            <text:p>87,63</text:p>
          </table:table-cell>
          <table:table-cell office:value-type="float" office:value="320.328814112886">
            <text:p>320,33</text:p>
          </table:table-cell>
          <table:table-cell office:value-type="float" office:value="247.996945107648">
            <text:p>248,00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58.685639757356">
            <text:p>358,69</text:p>
          </table:table-cell>
          <table:table-cell table:formula="of:=AVERAGE([.D19];[.J19];[.P19])" office:value-type="float" office:value="109.666666666667">
            <text:p>109,67</text:p>
          </table:table-cell>
          <table:table-cell table:formula="of:=AVERAGE([.E19];[.K19];[.Q19])" office:value-type="float" office:value="105">
            <text:p>105,00</text:p>
          </table:table-cell>
          <table:table-cell table:formula="of:=AVERAGE([.F19];[.L19];[.R19])" office:value-type="float" office:value="407.759376247588">
            <text:p>407,76</text:p>
          </table:table-cell>
          <table:table-cell table:formula="of:=AVERAGE([.G19];[.M19];[.S19])" office:value-type="float" office:value="355.612449982687">
            <text:p>355,61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48.646439969376">
            <text:p>148,65</text:p>
          </table:table-cell>
          <table:table-cell office:value-type="float" office:value="126">
            <text:p>126,00</text:p>
          </table:table-cell>
          <table:table-cell office:value-type="float" office:value="133.25">
            <text:p>133,25</text:p>
          </table:table-cell>
          <table:table-cell office:value-type="float" office:value="377.537367058905">
            <text:p>377,54</text:p>
          </table:table-cell>
          <table:table-cell office:value-type="float" office:value="346.924652455978">
            <text:p>346,92</text:p>
          </table:table-cell>
          <table:table-cell table:style-name="Default" office:value-type="float" office:value="1200">
            <text:p>1200</text:p>
          </table:table-cell>
          <table:table-cell office:value-type="float" office:value="145.796947376414">
            <text:p>145,80</text:p>
          </table:table-cell>
          <table:table-cell office:value-type="float" office:value="199">
            <text:p>199,00</text:p>
          </table:table-cell>
          <table:table-cell office:value-type="float" office:value="201.375">
            <text:p>201,38</text:p>
          </table:table-cell>
          <table:table-cell office:value-type="float" office:value="741.883208515512">
            <text:p>741,88</text:p>
          </table:table-cell>
          <table:table-cell office:value-type="float" office:value="710.863617664452">
            <text:p>710,86</text:p>
          </table:table-cell>
          <table:table-cell table:style-name="Default" office:value-type="float" office:value="800">
            <text:p>800</text:p>
          </table:table-cell>
          <table:table-cell office:value-type="float" office:value="100.429440472018">
            <text:p>100,43</text:p>
          </table:table-cell>
          <table:table-cell office:value-type="float" office:value="129">
            <text:p>129,00</text:p>
          </table:table-cell>
          <table:table-cell office:value-type="float" office:value="139">
            <text:p>139,00</text:p>
          </table:table-cell>
          <table:table-cell office:value-type="float" office:value="380.707645267973">
            <text:p>380,71</text:p>
          </table:table-cell>
          <table:table-cell office:value-type="float" office:value="375.887471364558">
            <text:p>375,8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394.872827817808">
            <text:p>394,87</text:p>
          </table:table-cell>
          <table:table-cell table:formula="of:=AVERAGE([.D20];[.J20];[.P20])" office:value-type="float" office:value="151.333333333333">
            <text:p>151,33</text:p>
          </table:table-cell>
          <table:table-cell table:formula="of:=AVERAGE([.E20];[.K20];[.Q20])" office:value-type="float" office:value="157.875">
            <text:p>157,88</text:p>
          </table:table-cell>
          <table:table-cell table:formula="of:=AVERAGE([.F20];[.L20];[.R20])" office:value-type="float" office:value="500.042740280797">
            <text:p>500,04</text:p>
          </table:table-cell>
          <table:table-cell table:formula="of:=AVERAGE([.G20];[.M20];[.S20])" office:value-type="float" office:value="477.891913828329">
            <text:p>477,89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7:39:08</dc:date>
    <dc:creator>diego </dc:creator>
    <meta:editing-duration>PT2H52M10S</meta:editing-duration>
    <meta:editing-cycles>87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